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19492B894339D574DCF.png" manifest:media-type="image/png"/>
  <manifest:file-entry manifest:full-path="Pictures/10000001000003A7000002EF8EC5E0C6C7F162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1" text:anchor-type="char" svg:width="175.9mm" svg:height="141.27mm" draw:z-index="0"><draw:image xlink:href="Pictures/10000001000003A7000002EF8EC5E0C6C7F16263.png" xlink:type="simple" xlink:show="embed" xlink:actuate="onLoad" draw:mime-type="image/png"/></draw:frame><draw:frame draw:style-name="fr1" draw:name="Image2" text:anchor-type="char" svg:x="-3.25mm" svg:y="151.01mm" svg:width="175.9mm" svg:height="80.47mm" draw:z-index="1"><draw:image xlink:href="Pictures/10000001000003730000019492B894339D574D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9:42:18.914839887</meta:creation-date>
    <dc:date>2024-10-18T00:25:18.634044282</dc:date>
    <meta:editing-duration>P2DT4H43M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